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9.132cm" svg:y="0.552cm">
            <draw:object draw:notify-on-update-of-ranges="Лист1.A2:Лист1.A2 Лист1.A3:Лист1.A19 Лист1.B2:Лист1.B2 Лист1.B3:Лист1.B19 Лист1.C2:Лист1.C2 Лист1.C3:Лист1.C19 Лист1.D2:Лист1.D2 Лист1.D3:Лист1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wd orde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Time (fwd):</text:p>
          </table:table-cell>
          <table:table-cell office:value-type="string" calcext:value-type="string">
            <text:p>Time (rvs):</text:p>
          </table:table-cell>
          <table:table-cell office:value-type="string" calcext:value-type="string">
            <text:p>Time (rnd):</text:p>
          </table:table-cell>
        </table:table-row>
        <table:table-row table:style-name="ro1">
          <table:table-cell office:value-type="string" calcext:value-type="string">
            <text:p>512b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Kb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8Kb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2Kb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28Kb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56Kb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12Kb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Mb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8Mb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6Mb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32Mb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00:58:56.077746678</meta:creation-date>
    <dc:date>2022-12-10T14:13:46.578006495</dc:date>
    <meta:editing-duration>PT1H35M</meta:editing-duration>
    <meta:editing-cycles>4</meta:editing-cycles>
    <meta:generator>LibreOffice/7.3.7.2$Linux_X86_64 LibreOffice_project/30$Build-2</meta:generator>
    <meta:document-statistic meta:table-count="1" meta:cell-count="73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703cm" style:legend-expansion="high" chart:style-name="ch2"/>
        <chart:plot-area chart:style-name="ch3" table:cell-range-address="Лист1.A2:Лист1.D19" chart:data-source-has-labels="both" svg:x="0.32cm" svg:y="0.18cm" svg:width="12.296cm" svg:height="8.64cm">
          <chart:coordinate-region svg:x="1.127cm" svg:y="0.379cm" svg:width="11.348cm" svg:height="7.219cm"/>
          <chart:axis chart:dimension="x" chart:name="primary-x" chart:style-name="ch4" chartooo:axis-type="auto">
            <chartooo:date-scale/>
            <chart:categories table:cell-range-address="Лист1.A3:Лист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3:Лист1.B19" chart:label-cell-address="Лист1.B2:Лист1.B2" chart:class="chart:line">
            <chart:data-point chart:repeated="17"/>
          </chart:series>
          <chart:series chart:style-name="ch7" chart:values-cell-range-address="Лист1.C3:Лист1.C19" chart:label-cell-address="Лист1.C2:Лист1.C2" chart:class="chart:line">
            <chart:data-point chart:repeated="17"/>
          </chart:series>
          <chart:series chart:style-name="ch8" chart:values-cell-range-address="Лист1.D3:Лист1.D19" chart:label-cell-address="Лист1.D2:Лист1.D2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fwd):</text:p>
                <draw:g>
                  <svg:desc>Лист1.B2:Лист1.B2</svg:desc>
                </draw:g>
              </table:table-cell>
              <table:table-cell office:value-type="string">
                <text:p>Time (rvs):</text:p>
                <draw:g>
                  <svg:desc>Лист1.C2:Лист1.C2</svg:desc>
                </draw:g>
              </table:table-cell>
              <table:table-cell office:value-type="string">
                <text:p>Time (rnd):</text:p>
                <draw:g>
                  <svg:desc>Лист1.D2:Лист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12b</text:p>
                <draw:g>
                  <svg:desc>Лист1.A3:Лист1.A19</svg:desc>
                </draw:g>
              </table:table-cell>
              <table:table-cell office:value-type="float" office:value="14">
                <text:p>14</text:p>
                <draw:g>
                  <svg:desc>Лист1.B3:Лист1.B19</svg:desc>
                </draw:g>
              </table:table-cell>
              <table:table-cell office:value-type="float" office:value="14">
                <text:p>14</text:p>
                <draw:g>
                  <svg:desc>Лист1.C3:Лист1.C19</svg:desc>
                </draw:g>
              </table:table-cell>
              <table:table-cell office:value-type="float" office:value="14">
                <text:p>14</text:p>
                <draw:g>
                  <svg:desc>Лист1.D3:Лист1.D19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Kb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Kb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Kb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Kb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Kb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2Kb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Mb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Mb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Mb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Mb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